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string">
            <text:p>First job time end</text:p>
          </table:table-cell>
          <table:table-cell table:number-columns-repeated="7"/>
          <table:table-cell office:value-type="string">
            <text:p>Total CPU time</text:p>
          </table:table-cell>
          <table:table-cell table:number-columns-repeated="7"/>
          <table:table-cell office:value-type="string">
            <text:p>Total Idle time</text:p>
          </table:table-cell>
          <table:table-cell table:number-columns-repeated="7"/>
          <table:table-cell office:value-type="string">
            <text:p>Total Context switches</text:p>
          </table:table-cell>
          <table:table-cell table:number-columns-repeated="7"/>
          <table:table-cell office:value-type="string">
            <text:p>Mean elapsed duration</text:p>
          </table:table-cell>
          <table:table-cell table:number-columns-repeated="2"/>
        </table:table-row>
        <table:table-row table:style-name="ro1">
          <table:table-cell office:value-type="string">
            <text:p>First Come First serve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2"/>
          <table:table-cell/>
          <table:table-cell office:value-type="string">
            <text:p>test1.jobs</text:p>
          </table:table-cell>
          <table:table-cell office:value-type="string">
            <text:p>Test2.jobs</text:p>
          </table:table-cell>
          <table:table-cell office:value-type="string">
            <text:p>Test3.jobs</text:p>
          </table:table-cell>
          <table:table-cell table:number-columns-repeated="4"/>
          <table:table-cell/>
          <table:table-cell office:value-type="string">
            <text:p>test1.jobs</text:p>
          </table:table-cell>
          <table:table-cell office:value-type="string">
            <text:p>Test2.jobs</text:p>
          </table:table-cell>
          <table:table-cell office:value-type="string">
            <text:p>Test3.jobs</text:p>
          </table:table-cell>
          <table:table-cell table:number-columns-repeated="4"/>
          <table:table-cell/>
          <table:table-cell office:value-type="string">
            <text:p>test1.jobs</text:p>
          </table:table-cell>
          <table:table-cell office:value-type="string">
            <text:p>Test2.jobs</text:p>
          </table:table-cell>
          <table:table-cell office:value-type="string">
            <text:p>Test3.jobs</text:p>
          </table:table-cell>
          <table:table-cell table:number-columns-repeated="4"/>
          <table:table-cell/>
          <table:table-cell office:value-type="string">
            <text:p>test1.jobs</text:p>
          </table:table-cell>
          <table:table-cell office:value-type="string">
            <text:p>Test2.jobs</text:p>
          </table:table-cell>
          <table:table-cell office:value-type="string">
            <text:p>Test3.jobs</text:p>
          </table:table-cell>
          <table:table-cell table:number-columns-repeated="4"/>
          <table:table-cell/>
          <table:table-cell office:value-type="string">
            <text:p>test1.jobs</text:p>
          </table:table-cell>
          <table:table-cell office:value-type="string">
            <text:p>Test2.jobs</text:p>
          </table:table-cell>
          <table:table-cell office:value-type="string">
            <text:p>Test3.jobs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FCFS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FCFS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191">
            <text:p>191</text:p>
          </table:table-cell>
          <table:table-cell table:number-columns-repeated="4"/>
          <table:table-cell office:value-type="string">
            <text:p>FCF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FCF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FCFS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ound Robin</text:p>
          </table:table-cell>
          <table:table-cell table:number-columns-repeated="2" office:value-type="float" office:value="48">
            <text:p>48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string">
            <text:p>Round Robin</text:p>
          </table:table-cell>
          <table:table-cell table:number-columns-repeated="2" office:value-type="float" office:value="69">
            <text:p>69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string">
            <text:p>Round Robin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string">
            <text:p>Round Robin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72">
            <text:p>172</text:p>
          </table:table-cell>
          <table:table-cell table:number-columns-repeated="4"/>
          <table:table-cell office:value-type="string">
            <text:p>Round Robin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Priority(small)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Priority(small)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string">
            <text:p>Priority(small)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riority(small)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Priority(small)</text:p>
          </table:table-cell>
          <table:table-cell table:number-columns-repeated="2" office:value-type="float" office:value="44">
            <text:p>4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6"/>
          <table:table-cell office:value-type="string">
            <text:p>Priority(large)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Priority(large)</text:p>
          </table:table-cell>
          <table:table-cell table:number-columns-repeated="2" office:value-type="float" office:value="69">
            <text:p>69</text:p>
          </table:table-cell>
          <table:table-cell office:value-type="float" office:value="185">
            <text:p>185</text:p>
          </table:table-cell>
          <table:table-cell table:number-columns-repeated="4"/>
          <table:table-cell office:value-type="string">
            <text:p>Priority(large)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Priority(large)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Priority(large)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6"/>
          <table:table-cell office:value-type="string">
            <text:p>Lottery (test1)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Lottery (test1)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191">
            <text:p>191</text:p>
          </table:table-cell>
          <table:table-cell table:number-columns-repeated="4"/>
          <table:table-cell office:value-type="string">
            <text:p>Lottery (test1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Lottery (test1)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Lottery (test1)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ound Robin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2"/>
          <table:table-cell office:value-type="string">
            <text:p>Lottery (test2)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Lottery (test2)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table:number-columns-repeated="4"/>
          <table:table-cell office:value-type="string">
            <text:p>Lottery (test2)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string">
            <text:p>Lottery (test2)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Lottery (test2)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Lottery (test3)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string">
            <text:p>Lottery (test3)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number-columns-repeated="4"/>
          <table:table-cell office:value-type="string">
            <text:p>Lottery (test3)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Lottery (test3)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Lottery (test3)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10"/>
          <table:table-cell>
            <draw:frame table:end-cell-address="Sheet1.U31" table:end-x="2.239cm" table:end-y="0.316cm" draw:z-index="1" draw:style-name="gr1" draw:text-style-name="P1" svg:width="15.999cm" svg:height="8.999cm" svg:x="0.079cm" svg:y="0.408cm">
              <draw:object draw:notify-on-update-of-ranges="Sheet1.O3:Sheet1.O3 Sheet1.O4:Sheet1.O10 Sheet1.P3:Sheet1.P3 Sheet1.P4:Sheet1.P10 Sheet1.Q3:Sheet1.Q3 Sheet1.Q4:Sheet1.Q10 Sheet1.R3:Sheet1.R3 Sheet1.R4:Sheet1.R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AC31" table:end-x="2.256cm" table:end-y="0.342cm" draw:z-index="2" draw:style-name="gr1" draw:text-style-name="P1" svg:width="15.999cm" svg:height="8.999cm" svg:x="0.096cm" svg:y="0.434cm">
              <draw:object draw:notify-on-update-of-ranges="Sheet1.W3:Sheet1.W3 Sheet1.W4:Sheet1.W10 Sheet1.X3:Sheet1.X3 Sheet1.X4:Sheet1.X10 Sheet1.Y3:Sheet1.Y3 Sheet1.Y4:Sheet1.Y10 Sheet1.Z3:Sheet1.Z3 Sheet1.Z4:Sheet1.Z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AL31" table:end-x="0.027cm" table:end-y="0.315cm" draw:z-index="3" draw:style-name="gr1" draw:text-style-name="P1" svg:width="15.999cm" svg:height="8.999cm" svg:x="0.125cm" svg:y="0.407cm">
              <draw:object draw:notify-on-update-of-ranges="Sheet1.AE3:Sheet1.AE3 Sheet1.AE4:Sheet1.AE10 Sheet1.AF3:Sheet1.AF3 Sheet1.AF4:Sheet1.AF10 Sheet1.AG3:Sheet1.AG3 Sheet1.AG4:Sheet1.AG10 Sheet1.AH3:Sheet1.AH3 Sheet1.AH4:Sheet1.AH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Sheet1.AT31" table:end-x="0.032cm" table:end-y="0.342cm" draw:z-index="4" draw:style-name="gr1" draw:text-style-name="P1" svg:width="15.999cm" svg:height="8.999cm" svg:x="0.13cm" svg:y="0.434cm">
              <draw:object draw:notify-on-update-of-ranges="Sheet1.AM3:Sheet1.AM3 Sheet1.AM4:Sheet1.AM10 Sheet1.AN3:Sheet1.AN3 Sheet1.AN4:Sheet1.AN10 Sheet1.AO3:Sheet1.AO3 Sheet1.AO4:Sheet1.AO10 Sheet1.AP3:Sheet1.AP3 Sheet1.AP4:Sheet1.AP1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Test3.jobs</text:p>
          </table:table-cell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Sheet1.M32" table:end-x="1.052cm" table:end-y="0.235cm" draw:z-index="0" draw:style-name="gr1" draw:text-style-name="P1" svg:width="15.999cm" svg:height="8.999cm" svg:x="0.037cm" svg:y="0.327cm">
              <draw:object draw:notify-on-update-of-ranges="Sheet1.G3:Sheet1.G3 Sheet1.G4:Sheet1.G10 Sheet1.H3:Sheet1.H3 Sheet1.H4:Sheet1.H10 Sheet1.I3:Sheet1.I3 Sheet1.I4:Sheet1.I10 Sheet1.J3:Sheet1.J3 Sheet1.J4:Sheet1.J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Priority Smallest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38"/>
        </table:table-row>
        <table:table-row table:style-name="ro2">
          <table:table-cell office:value-type="string">
            <text:p>Test.jobs</text:p>
          </table:table-cell>
          <table:table-cell office:value-type="float" office:value="81">
            <text:p>81</text:p>
          </table:table-cell>
          <table:table-cell table:number-columns-repeated="2" office:value-type="float" office:value="12">
            <text:p>12</text:p>
          </table:table-cell>
          <table:table-cell table:number-columns-repeated="38"/>
        </table:table-row>
        <table:table-row table:style-name="ro1">
          <table:table-cell office:value-type="string">
            <text:p>Test2.jobs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38"/>
        </table:table-row>
        <table:table-row table:style-name="ro1">
          <table:table-cell office:value-type="string">
            <text:p>Test3.jobs</text:p>
          </table:table-cell>
          <table:table-cell office:value-type="float" office:value="182">
            <text:p>18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38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Priority Highest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38"/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8"/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8"/>
        </table:table-row>
        <table:table-row table:style-name="ro1">
          <table:table-cell office:value-type="string">
            <text:p>Test3.jobs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8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Lottery (test 1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38"/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8"/>
        </table:table-row>
        <table:table-row table:style-name="ro1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8"/>
        </table:table-row>
        <table:table-row table:style-name="ro1">
          <table:table-cell office:value-type="string">
            <text:p>Test3.jobs</text:p>
          </table:table-cell>
          <table:table-cell office:value-type="float" office:value="185">
            <text:p>18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8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Lottery (test 2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38"/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8"/>
        </table:table-row>
        <table:table-row table:style-name="ro2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test.jobs file</text:p>
          </table:table-cell>
          <table:table-cell table:number-columns-repeated="13"/>
          <table:table-cell>
            <draw:frame table:end-cell-address="Sheet1.AC55" table:end-x="0.466cm" table:end-y="0.28cm" draw:z-index="6" draw:style-name="gr1" draw:text-style-name="P1" svg:width="15.999cm" svg:height="8.999cm" svg:x="0.564cm" svg:y="0.352cm">
              <draw:object draw:notify-on-update-of-ranges="Sheet1.G48:Sheet1.G48 Sheet1.G49:Sheet1.G55 Sheet1.H48:Sheet1.H48 Sheet1.H49:Sheet1.H55 Sheet1.I48:Sheet1.I48 Sheet1.I49:Sheet1.I55 Sheet1.J48:Sheet1.J48 Sheet1.J49:Sheet1.J55 Sheet1.K48:Sheet1.K48 Sheet1.K49:Sheet1.K55 Sheet1.L48:Sheet1.L48 Sheet1.L49:Sheet1.L5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Test3.jobs</text:p>
          </table:table-cell>
          <table:table-cell office:value-type="float" office:value="184">
            <text:p>18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office:value-type="string">
            <text:p>CPU1</text:p>
          </table:table-cell>
          <table:table-cell office:value-type="string">
            <text:p>CPU2</text:p>
          </table:table-cell>
          <table:table-cell office:value-type="string">
            <text:p>MIXED1</text:p>
          </table:table-cell>
          <table:table-cell office:value-type="string">
            <text:p>IO1</text:p>
          </table:table-cell>
          <table:table-cell office:value-type="string">
            <text:p>CPU3</text:p>
          </table:table-cell>
          <table:table-cell>
            <draw:frame table:end-cell-address="Sheet1.T55" table:end-x="2.094cm" table:end-y="0.445cm" draw:z-index="5" draw:style-name="gr1" draw:text-style-name="P1" svg:width="15.999cm" svg:height="8.999cm" svg:x="2.192cm" svg:y="0.046cm">
              <draw:object draw:notify-on-update-of-ranges="Sheet1.G36:Sheet1.G36 Sheet1.G37:Sheet1.G43 Sheet1.H36:Sheet1.H36 Sheet1.H37:Sheet1.H43 Sheet1.I36:Sheet1.I36 Sheet1.I37:Sheet1.I43 Sheet1.J36:Sheet1.J36 Sheet1.J37:Sheet1.J43 Sheet1.K36:Sheet1.K36 Sheet1.K37:Sheet1.K43 Sheet1.L36:Sheet1.L36 Sheet1.L37:Sheet1.L4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>
            <text:p>FCFS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Round Robin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30"/>
        </table:table-row>
        <table:table-row table:style-name="ro1">
          <table:table-cell office:value-type="string">
            <text:p>Lottery (test 3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  <table:table-cell table:number-columns-repeated="2"/>
          <table:table-cell office:value-type="string">
            <text:p>Priority(small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table:number-columns-repeated="30"/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riority(large)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0"/>
        </table:table-row>
        <table:table-row table:style-name="ro1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Lottery (test1)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table:number-columns-repeated="30"/>
        </table:table-row>
        <table:table-row table:style-name="ro1">
          <table:table-cell office:value-type="string">
            <text:p>Test3.jobs</text:p>
          </table:table-cell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Lottery (test2)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Lottery (test3)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30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7"/>
          <table:table-cell office:value-type="string">
            <text:p>test2.jobs file</text:p>
          </table:table-cell>
          <table:table-cell table:number-columns-repeated="34"/>
        </table:table-row>
        <table:table-row table:style-name="ro1">
          <table:table-cell table:number-columns-repeated="6"/>
          <table:table-cell/>
          <table:table-cell office:value-type="string">
            <text:p>CPU1</text:p>
          </table:table-cell>
          <table:table-cell office:value-type="string">
            <text:p>INTER</text:p>
          </table:table-cell>
          <table:table-cell office:value-type="string">
            <text:p>MIXED1</text:p>
          </table:table-cell>
          <table:table-cell office:value-type="string">
            <text:p>IO1</text:p>
          </table:table-cell>
          <table:table-cell office:value-type="string">
            <text:p>INTER2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FCFS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Round Robin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Priority(small)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Priority(large)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Lottery (test1)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Lottery (test2)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Lottery (test3)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30"/>
        </table:table-row>
        <table:table-row table:style-name="ro1" table:number-rows-repeated="3">
          <table:table-cell table:number-columns-repeated="42"/>
        </table:table-row>
        <table:table-row table:style-name="ro2">
          <table:table-cell table:number-columns-repeated="7"/>
          <table:table-cell office:value-type="string">
            <text:p>test.jobs file</text:p>
          </table:table-cell>
          <table:table-cell table:number-columns-repeated="9"/>
          <table:table-cell>
            <draw:frame table:end-cell-address="Sheet1.Y79" table:end-x="0.394cm" table:end-y="0.218cm" draw:z-index="7" draw:style-name="gr1" draw:text-style-name="P1" svg:width="15.999cm" svg:height="8.999cm" svg:x="0.492cm" svg:y="0.271cm">
              <draw:object draw:notify-on-update-of-ranges="Sheet1.G60:Sheet1.G60 Sheet1.G61:Sheet1.G67 Sheet1.H60:Sheet1.H60 Sheet1.H61:Sheet1.H67 Sheet1.I60:Sheet1.I60 Sheet1.I61:Sheet1.I67 Sheet1.J60:Sheet1.J60 Sheet1.J61:Sheet1.J67 Sheet1.K60:Sheet1.K60 Sheet1.K61:Sheet1.K67 Sheet1.L60:Sheet1.L60 Sheet1.L61:Sheet1.L67 Sheet1.M60:Sheet1.M60 Sheet1.M61:Sheet1.M67 Sheet1.N60:Sheet1.N60 Sheet1.N61:Sheet1.N67 Sheet1.O60:Sheet1.O60 Sheet1.O61:Sheet1.O67 Sheet1.P60:Sheet1.P60 Sheet1.P61:Sheet1.P6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6"/>
          <table:table-cell/>
          <table:table-cell office:value-type="string">
            <text:p>CPU1</text:p>
          </table:table-cell>
          <table:table-cell office:value-type="string">
            <text:p>INTER</text:p>
          </table:table-cell>
          <table:table-cell office:value-type="string">
            <text:p>MIXED1</text:p>
          </table:table-cell>
          <table:table-cell office:value-type="string">
            <text:p>IO1</text:p>
          </table:table-cell>
          <table:table-cell office:value-type="string">
            <text:p>INTER2</text:p>
          </table:table-cell>
          <table:table-cell office:value-type="string">
            <text:p>INTER3</text:p>
          </table:table-cell>
          <table:table-cell office:value-type="string">
            <text:p>CPU2</text:p>
          </table:table-cell>
          <table:table-cell office:value-type="string">
            <text:p>CPU3</text:p>
          </table:table-cell>
          <table:table-cell office:value-type="string">
            <text:p>IO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FCFS</text:p>
          </table:table-cell>
          <table:table-cell office:value-type="float" office:value="85">
            <text:p>85</text:p>
          </table:table-cell>
          <table:table-cell office:value-type="float" office:value="161">
            <text:p>161</text:p>
          </table:table-cell>
          <table:table-cell office:value-type="float" office:value="142">
            <text:p>142</text:p>
          </table:table-cell>
          <table:table-cell office:value-type="float" office:value="171">
            <text:p>171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office:value-type="float" office:value="170">
            <text:p>170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Round Robin</text:p>
          </table:table-cell>
          <table:table-cell office:value-type="float" office:value="178">
            <text:p>178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Priority(small)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Priority(large)</text:p>
          </table:table-cell>
          <table:table-cell office:value-type="float" office:value="41">
            <text:p>41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Lottery (test1)</text:p>
          </table:table-cell>
          <table:table-cell office:value-type="float" office:value="41">
            <text:p>41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Lottery (test2)</text:p>
          </table:table-cell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61">
            <text:p>161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156">
            <text:p>156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string">
            <text:p>Lottery (test3)</text:p>
          </table:table-cell>
          <table:table-cell office:value-type="float" office:value="51">
            <text:p>51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 office:value-type="float" office:value="156">
            <text:p>156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3/05/2013</text:date>, <text:time>10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47:24.94</meta:creation-date>
    <dc:date>2013-05-03T10:58:38.21</dc:date>
    <meta:editing-duration>PT22H11M9S</meta:editing-duration>
    <meta:editing-cycles>11</meta:editing-cycles>
    <meta:generator>OpenOffice.org/3.4.1$Win32 OpenOffice.org_project/341m1$Build-9593</meta:generator>
    <meta:document-statistic meta:table-count="3" meta:cell-count="45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First job time end</text:p>
        </chart:title>
        <chart:subtitle svg:x="7.229cm" svg:y="1.275cm" chart:style-name="ch3">
          <text:p>Figure 1</text:p>
        </chart:subtitle>
        <chart:legend chart:legend-position="end" svg:x="13.657cm" svg:y="3.664cm" style:legend-expansion="high" chart:style-name="ch4"/>
        <chart:plot-area chart:style-name="ch5" table:cell-range-address="Sheet1.G3:Sheet1.J10" chart:data-source-has-labels="both" svg:x="0.77cm" svg:y="2.138cm" svg:width="12.247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4cm" svg:y="2.173cm" svg:width="9.729cm" svg:height="5.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G4:Sheet1.G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H4:Sheet1.H10" chart:label-cell-address="Sheet1.H3:Sheet1.H3" chart:class="chart:bar">
            <chart:data-point chart:repeated="7"/>
          </chart:series>
          <chart:series chart:style-name="ch10" chart:values-cell-range-address="Sheet1.I4:Sheet1.I10" chart:label-cell-address="Sheet1.I3:Sheet1.I3" chart:class="chart:bar">
            <chart:data-point chart:repeated="7"/>
          </chart:series>
          <chart:series chart:style-name="ch11" chart:values-cell-range-address="Sheet1.J4:Sheet1.J10" chart:label-cell-address="Sheet1.J3:Sheet1.J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.jobs</text:p>
                <draw:g>
                  <svg:desc>Sheet1.H3:Sheet1.H3</svg:desc>
                </draw:g>
              </table:table-cell>
              <table:table-cell office:value-type="string">
                <text:p>Test2.jobs</text:p>
                <draw:g>
                  <svg:desc>Sheet1.I3:Sheet1.I3</svg:desc>
                </draw:g>
              </table:table-cell>
              <table:table-cell office:value-type="string">
                <text:p>Test3.jobs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G4:Sheet1.G10</svg:desc>
                </draw:g>
              </table:table-cell>
              <table:table-cell office:value-type="float" office:value="13">
                <text:p>13</text:p>
                <draw:g>
                  <svg:desc>Sheet1.H4:Sheet1.H10</svg:desc>
                </draw:g>
              </table:table-cell>
              <table:table-cell office:value-type="float" office:value="24">
                <text:p>24</text:p>
                <draw:g>
                  <svg:desc>Sheet1.I4:Sheet1.I10</svg:desc>
                </draw:g>
              </table:table-cell>
              <table:table-cell office:value-type="float" office:value="42">
                <text:p>42</text:p>
                <draw:g>
                  <svg:desc>Sheet1.J4:Sheet1.J10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Total CPU time</text:p>
        </chart:title>
        <chart:subtitle svg:x="7.229cm" svg:y="1.275cm" chart:style-name="ch3">
          <text:p>Figure 2</text:p>
        </chart:subtitle>
        <chart:legend chart:legend-position="end" svg:x="13.657cm" svg:y="3.664cm" style:legend-expansion="high" chart:style-name="ch4"/>
        <chart:plot-area chart:style-name="ch5" table:cell-range-address="Sheet1.O3:Sheet1.R10" chart:data-source-has-labels="both" svg:x="0.77cm" svg:y="2.138cm" svg:width="12.247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4cm" svg:y="2.173cm" svg:width="9.729cm" svg:height="5.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O4:Sheet1.O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P4:Sheet1.P10" chart:label-cell-address="Sheet1.P3:Sheet1.P3" chart:class="chart:bar">
            <chart:data-point chart:repeated="7"/>
          </chart:series>
          <chart:series chart:style-name="ch10" chart:values-cell-range-address="Sheet1.Q4:Sheet1.Q10" chart:label-cell-address="Sheet1.Q3:Sheet1.Q3" chart:class="chart:bar">
            <chart:data-point chart:repeated="7"/>
          </chart:series>
          <chart:series chart:style-name="ch11" chart:values-cell-range-address="Sheet1.R4:Sheet1.R10" chart:label-cell-address="Sheet1.R3:Sheet1.R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.jobs</text:p>
                <draw:g>
                  <svg:desc>Sheet1.P3:Sheet1.P3</svg:desc>
                </draw:g>
              </table:table-cell>
              <table:table-cell office:value-type="string">
                <text:p>Test2.jobs</text:p>
                <draw:g>
                  <svg:desc>Sheet1.Q3:Sheet1.Q3</svg:desc>
                </draw:g>
              </table:table-cell>
              <table:table-cell office:value-type="string">
                <text:p>Test3.jobs</text:p>
                <draw:g>
                  <svg:desc>Sheet1.R3:Shee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O4:Sheet1.O10</svg:desc>
                </draw:g>
              </table:table-cell>
              <table:table-cell office:value-type="float" office:value="75">
                <text:p>75</text:p>
                <draw:g>
                  <svg:desc>Sheet1.P4:Sheet1.P10</svg:desc>
                </draw:g>
              </table:table-cell>
              <table:table-cell office:value-type="float" office:value="69">
                <text:p>69</text:p>
                <draw:g>
                  <svg:desc>Sheet1.Q4:Sheet1.Q10</svg:desc>
                </draw:g>
              </table:table-cell>
              <table:table-cell office:value-type="float" office:value="191">
                <text:p>191</text:p>
                <draw:g>
                  <svg:desc>Sheet1.R4:Sheet1.R10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Total Idle time</text:p>
        </chart:title>
        <chart:subtitle svg:x="7.229cm" svg:y="1.275cm" chart:style-name="ch3">
          <text:p>Figure 3</text:p>
        </chart:subtitle>
        <chart:legend chart:legend-position="end" svg:x="13.657cm" svg:y="3.664cm" style:legend-expansion="high" chart:style-name="ch4"/>
        <chart:plot-area chart:style-name="ch5" table:cell-range-address="Sheet1.W3:Sheet1.Z10" chart:data-source-has-labels="both" svg:x="0.77cm" svg:y="2.138cm" svg:width="12.247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4cm" svg:y="2.174cm" svg:width="9.822cm" svg:height="5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W4:Sheet1.W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X4:Sheet1.X10" chart:label-cell-address="Sheet1.X3:Sheet1.X3" chart:class="chart:bar">
            <chart:data-point chart:repeated="7"/>
          </chart:series>
          <chart:series chart:style-name="ch10" chart:values-cell-range-address="Sheet1.Y4:Sheet1.Y10" chart:label-cell-address="Sheet1.Y3:Sheet1.Y3" chart:class="chart:bar">
            <chart:data-point chart:repeated="7"/>
          </chart:series>
          <chart:series chart:style-name="ch11" chart:values-cell-range-address="Sheet1.Z4:Sheet1.Z10" chart:label-cell-address="Sheet1.Z3:Sheet1.Z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.jobs</text:p>
                <draw:g>
                  <svg:desc>Sheet1.X3:Sheet1.X3</svg:desc>
                </draw:g>
              </table:table-cell>
              <table:table-cell office:value-type="string">
                <text:p>Test2.jobs</text:p>
                <draw:g>
                  <svg:desc>Sheet1.Y3:Sheet1.Y3</svg:desc>
                </draw:g>
              </table:table-cell>
              <table:table-cell office:value-type="string">
                <text:p>Test3.jobs</text:p>
                <draw:g>
                  <svg:desc>Sheet1.Z3:Sheet1.Z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W4:Sheet1.W10</svg:desc>
                </draw:g>
              </table:table-cell>
              <table:table-cell office:value-type="float" office:value="6">
                <text:p>6</text:p>
                <draw:g>
                  <svg:desc>Sheet1.X4:Sheet1.X10</svg:desc>
                </draw:g>
              </table:table-cell>
              <table:table-cell office:value-type="float" office:value="0">
                <text:p>0</text:p>
                <draw:g>
                  <svg:desc>Sheet1.Y4:Sheet1.Y10</svg:desc>
                </draw:g>
              </table:table-cell>
              <table:table-cell office:value-type="float" office:value="9">
                <text:p>9</text:p>
                <draw:g>
                  <svg:desc>Sheet1.Z4:Sheet1.Z10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Total Context Switches</text:p>
        </chart:title>
        <chart:subtitle svg:x="7.229cm" svg:y="1.275cm" chart:style-name="ch3">
          <text:p>Figure 4</text:p>
        </chart:subtitle>
        <chart:legend chart:legend-position="end" svg:x="13.657cm" svg:y="3.664cm" style:legend-expansion="high" chart:style-name="ch4"/>
        <chart:plot-area chart:style-name="ch5" table:cell-range-address="Sheet1.AE3:Sheet1.AH10" chart:data-source-has-labels="both" svg:x="0.77cm" svg:y="2.138cm" svg:width="12.247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4cm" svg:y="2.173cm" svg:width="9.729cm" svg:height="5.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E4:Sheet1.AE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AF4:Sheet1.AF10" chart:label-cell-address="Sheet1.AF3:Sheet1.AF3" chart:class="chart:bar">
            <chart:data-point chart:repeated="7"/>
          </chart:series>
          <chart:series chart:style-name="ch10" chart:values-cell-range-address="Sheet1.AG4:Sheet1.AG10" chart:label-cell-address="Sheet1.AG3:Sheet1.AG3" chart:class="chart:bar">
            <chart:data-point chart:repeated="7"/>
          </chart:series>
          <chart:series chart:style-name="ch11" chart:values-cell-range-address="Sheet1.AH4:Sheet1.AH10" chart:label-cell-address="Sheet1.AH3:Sheet1.AH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.jobs</text:p>
                <draw:g>
                  <svg:desc>Sheet1.AF3:Sheet1.AF3</svg:desc>
                </draw:g>
              </table:table-cell>
              <table:table-cell office:value-type="string">
                <text:p>Test2.jobs</text:p>
                <draw:g>
                  <svg:desc>Sheet1.AG3:Sheet1.AG3</svg:desc>
                </draw:g>
              </table:table-cell>
              <table:table-cell office:value-type="string">
                <text:p>Test3.jobs</text:p>
                <draw:g>
                  <svg:desc>Sheet1.AH3:Sheet1.A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E4:Sheet1.AE10</svg:desc>
                </draw:g>
              </table:table-cell>
              <table:table-cell office:value-type="float" office:value="10">
                <text:p>10</text:p>
                <draw:g>
                  <svg:desc>Sheet1.AF4:Sheet1.AF10</svg:desc>
                </draw:g>
              </table:table-cell>
              <table:table-cell office:value-type="float" office:value="15">
                <text:p>15</text:p>
                <draw:g>
                  <svg:desc>Sheet1.AG4:Sheet1.AG10</svg:desc>
                </draw:g>
              </table:table-cell>
              <table:table-cell office:value-type="float" office:value="26">
                <text:p>26</text:p>
                <draw:g>
                  <svg:desc>Sheet1.AH4:Sheet1.AH10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34cm" svg:y="0.316cm" chart:style-name="ch2">
          <text:p>Mean elapsed duration</text:p>
        </chart:title>
        <chart:subtitle svg:x="7.229cm" svg:y="1.275cm" chart:style-name="ch3">
          <text:p>Figure 5</text:p>
        </chart:subtitle>
        <chart:legend chart:legend-position="end" svg:x="13.657cm" svg:y="3.664cm" style:legend-expansion="high" chart:style-name="ch4"/>
        <chart:plot-area chart:style-name="ch5" table:cell-range-address="Sheet1.AM3:Sheet1.AP10" chart:data-source-has-labels="both" svg:x="0.77cm" svg:y="2.138cm" svg:width="12.247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4cm" svg:y="2.173cm" svg:width="9.729cm" svg:height="5.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M4:Sheet1.AM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AN4:Sheet1.AN10" chart:label-cell-address="Sheet1.AN3:Sheet1.AN3" chart:class="chart:bar">
            <chart:data-point chart:repeated="7"/>
          </chart:series>
          <chart:series chart:style-name="ch10" chart:values-cell-range-address="Sheet1.AO4:Sheet1.AO10" chart:label-cell-address="Sheet1.AO3:Sheet1.AO3" chart:class="chart:bar">
            <chart:data-point chart:repeated="7"/>
          </chart:series>
          <chart:series chart:style-name="ch11" chart:values-cell-range-address="Sheet1.AP4:Sheet1.AP10" chart:label-cell-address="Sheet1.AP3:Sheet1.AP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.jobs</text:p>
                <draw:g>
                  <svg:desc>Sheet1.AN3:Sheet1.AN3</svg:desc>
                </draw:g>
              </table:table-cell>
              <table:table-cell office:value-type="string">
                <text:p>Test2.jobs</text:p>
                <draw:g>
                  <svg:desc>Sheet1.AO3:Sheet1.AO3</svg:desc>
                </draw:g>
              </table:table-cell>
              <table:table-cell office:value-type="string">
                <text:p>Test3.jobs</text:p>
                <draw:g>
                  <svg:desc>Sheet1.AP3:Sheet1.A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M4:Sheet1.AM10</svg:desc>
                </draw:g>
              </table:table-cell>
              <table:table-cell office:value-type="float" office:value="48">
                <text:p>48</text:p>
                <draw:g>
                  <svg:desc>Sheet1.AN4:Sheet1.AN10</svg:desc>
                </draw:g>
              </table:table-cell>
              <table:table-cell office:value-type="float" office:value="54">
                <text:p>54</text:p>
                <draw:g>
                  <svg:desc>Sheet1.AO4:Sheet1.AO10</svg:desc>
                </draw:g>
              </table:table-cell>
              <table:table-cell office:value-type="float" office:value="134">
                <text:p>134</text:p>
                <draw:g>
                  <svg:desc>Sheet1.AP4:Sheet1.AP10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18cm" svg:y="0.316cm" chart:style-name="ch2">
          <text:p>Individual run times test.jobs</text:p>
        </chart:title>
        <chart:subtitle svg:x="7.229cm" svg:y="1.275cm" chart:style-name="ch3">
          <text:p>Figure 6</text:p>
        </chart:subtitle>
        <chart:legend chart:legend-position="end" svg:x="14.028cm" svg:y="3.14cm" style:legend-expansion="high" chart:style-name="ch4"/>
        <chart:plot-area chart:style-name="ch5" table:cell-range-address="Sheet1.G36:Sheet1.L43" chart:data-source-has-labels="both" svg:x="0.77cm" svg:y="2.138cm" svg:width="12.618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2cm" svg:y="2.138cm" svg:width="10.047cm" svg:height="5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G37:Sheet1.G43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axis chart:dimension="z" chart:name="primary-z" chart:style-name="ch6"/>
          <chart:series chart:attached-axis="primary-y" chart:style-name="ch10" chart:values-cell-range-address="Sheet1.H37:Sheet1.H43" chart:label-cell-address="Sheet1.H36:Sheet1.H36" chart:class="chart:bar">
            <chart:data-point chart:repeated="7"/>
          </chart:series>
          <chart:series chart:attached-axis="secondary-y" chart:style-name="ch11" chart:values-cell-range-address="Sheet1.I37:Sheet1.I43" chart:label-cell-address="Sheet1.I36:Sheet1.I36" chart:class="chart:bar">
            <chart:data-point chart:repeated="7"/>
          </chart:series>
          <chart:series chart:attached-axis="secondary-y" chart:style-name="ch12" chart:values-cell-range-address="Sheet1.J37:Sheet1.J43" chart:label-cell-address="Sheet1.J36:Sheet1.J36" chart:class="chart:bar">
            <chart:data-point chart:repeated="7"/>
          </chart:series>
          <chart:series chart:attached-axis="primary-y" chart:style-name="ch13" chart:values-cell-range-address="Sheet1.K37:Sheet1.K43" chart:label-cell-address="Sheet1.K36:Sheet1.K36" chart:class="chart:bar">
            <chart:data-point chart:repeated="7"/>
          </chart:series>
          <chart:series chart:attached-axis="primary-y" chart:style-name="ch14" chart:values-cell-range-address="Sheet1.L37:Sheet1.L43" chart:label-cell-address="Sheet1.L36:Sheet1.L3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H36:Sheet1.H36</svg:desc>
                </draw:g>
              </table:table-cell>
              <table:table-cell office:value-type="string">
                <text:p>CPU2</text:p>
                <draw:g>
                  <svg:desc>Sheet1.I36:Sheet1.I36</svg:desc>
                </draw:g>
              </table:table-cell>
              <table:table-cell office:value-type="string">
                <text:p>MIXED1</text:p>
                <draw:g>
                  <svg:desc>Sheet1.J36:Sheet1.J36</svg:desc>
                </draw:g>
              </table:table-cell>
              <table:table-cell office:value-type="string">
                <text:p>IO1</text:p>
                <draw:g>
                  <svg:desc>Sheet1.K36:Sheet1.K36</svg:desc>
                </draw:g>
              </table:table-cell>
              <table:table-cell office:value-type="string">
                <text:p>CPU3</text:p>
                <draw:g>
                  <svg:desc>Sheet1.L36:Sheet1.L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G37:Sheet1.G43</svg:desc>
                </draw:g>
              </table:table-cell>
              <table:table-cell office:value-type="float" office:value="37">
                <text:p>37</text:p>
                <draw:g>
                  <svg:desc>Sheet1.H37:Sheet1.H43</svg:desc>
                </draw:g>
              </table:table-cell>
              <table:table-cell office:value-type="float" office:value="13">
                <text:p>13</text:p>
                <draw:g>
                  <svg:desc>Sheet1.I37:Sheet1.I43</svg:desc>
                </draw:g>
              </table:table-cell>
              <table:table-cell office:value-type="float" office:value="63">
                <text:p>63</text:p>
                <draw:g>
                  <svg:desc>Sheet1.J37:Sheet1.J43</svg:desc>
                </draw:g>
              </table:table-cell>
              <table:table-cell office:value-type="float" office:value="75">
                <text:p>75</text:p>
                <draw:g>
                  <svg:desc>Sheet1.K37:Sheet1.K43</svg:desc>
                </draw:g>
              </table:table-cell>
              <table:table-cell office:value-type="float" office:value="56">
                <text:p>56</text:p>
                <draw:g>
                  <svg:desc>Sheet1.L37:Sheet1.L43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Individual run times test2.jobs</text:p>
        </chart:title>
        <chart:subtitle svg:x="7.229cm" svg:y="1.275cm" chart:style-name="ch3">
          <text:p>Figure 7</text:p>
        </chart:subtitle>
        <chart:legend chart:legend-position="end" svg:x="14.028cm" svg:y="3.14cm" style:legend-expansion="high" chart:style-name="ch4"/>
        <chart:plot-area chart:style-name="ch5" table:cell-range-address="Sheet1.G48:Sheet1.L55" chart:data-source-has-labels="both" svg:x="0.77cm" svg:y="2.138cm" svg:width="12.618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2cm" svg:y="2.138cm" svg:width="10.047cm" svg:height="5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G49:Sheet1.G5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H49:Sheet1.H55" chart:label-cell-address="Sheet1.H48:Sheet1.H48" chart:class="chart:bar">
            <chart:data-point chart:repeated="7"/>
          </chart:series>
          <chart:series chart:style-name="ch10" chart:values-cell-range-address="Sheet1.I49:Sheet1.I55" chart:label-cell-address="Sheet1.I48:Sheet1.I48" chart:class="chart:bar">
            <chart:data-point chart:repeated="7"/>
          </chart:series>
          <chart:series chart:style-name="ch11" chart:values-cell-range-address="Sheet1.J49:Sheet1.J55" chart:label-cell-address="Sheet1.J48:Sheet1.J48" chart:class="chart:bar">
            <chart:data-point chart:repeated="7"/>
          </chart:series>
          <chart:series chart:style-name="ch12" chart:values-cell-range-address="Sheet1.K49:Sheet1.K55" chart:label-cell-address="Sheet1.K48:Sheet1.K48" chart:class="chart:bar">
            <chart:data-point chart:repeated="7"/>
          </chart:series>
          <chart:series chart:style-name="ch13" chart:values-cell-range-address="Sheet1.L49:Sheet1.L55" chart:label-cell-address="Sheet1.L48:Sheet1.L4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H48:Sheet1.H48</svg:desc>
                </draw:g>
              </table:table-cell>
              <table:table-cell office:value-type="string">
                <text:p>INTER</text:p>
                <draw:g>
                  <svg:desc>Sheet1.I48:Sheet1.I48</svg:desc>
                </draw:g>
              </table:table-cell>
              <table:table-cell office:value-type="string">
                <text:p>MIXED1</text:p>
                <draw:g>
                  <svg:desc>Sheet1.J48:Sheet1.J48</svg:desc>
                </draw:g>
              </table:table-cell>
              <table:table-cell office:value-type="string">
                <text:p>IO1</text:p>
                <draw:g>
                  <svg:desc>Sheet1.K48:Sheet1.K48</svg:desc>
                </draw:g>
              </table:table-cell>
              <table:table-cell office:value-type="string">
                <text:p>INTER2</text:p>
                <draw:g>
                  <svg:desc>Sheet1.L48:Sheet1.L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G49:Sheet1.G55</svg:desc>
                </draw:g>
              </table:table-cell>
              <table:table-cell office:value-type="float" office:value="24">
                <text:p>24</text:p>
                <draw:g>
                  <svg:desc>Sheet1.H49:Sheet1.H55</svg:desc>
                </draw:g>
              </table:table-cell>
              <table:table-cell office:value-type="float" office:value="65">
                <text:p>65</text:p>
                <draw:g>
                  <svg:desc>Sheet1.I49:Sheet1.I55</svg:desc>
                </draw:g>
              </table:table-cell>
              <table:table-cell office:value-type="float" office:value="53">
                <text:p>53</text:p>
                <draw:g>
                  <svg:desc>Sheet1.J49:Sheet1.J55</svg:desc>
                </draw:g>
              </table:table-cell>
              <table:table-cell office:value-type="float" office:value="69">
                <text:p>69</text:p>
                <draw:g>
                  <svg:desc>Sheet1.K49:Sheet1.K55</svg:desc>
                </draw:g>
              </table:table-cell>
              <table:table-cell office:value-type="float" office:value="62">
                <text:p>62</text:p>
                <draw:g>
                  <svg:desc>Sheet1.L49:Sheet1.L55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Individual run times test3.jobs</text:p>
        </chart:title>
        <chart:subtitle svg:x="7.229cm" svg:y="1.275cm" chart:style-name="ch3">
          <text:p>Figure 8</text:p>
        </chart:subtitle>
        <chart:legend chart:legend-position="end" svg:x="14.028cm" svg:y="2.092cm" style:legend-expansion="high" chart:style-name="ch4"/>
        <chart:plot-area chart:style-name="ch5" table:cell-range-address="Sheet1.G60:Sheet1.P67" chart:data-source-has-labels="both" svg:x="0.77cm" svg:y="2.138cm" svg:width="12.618cm" svg:height="6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3cm" svg:y="2.138cm" svg:width="9.976cm" svg:height="5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G61:Sheet1.G6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H61:Sheet1.H67" chart:label-cell-address="Sheet1.H60:Sheet1.H60" chart:class="chart:bar">
            <chart:data-point chart:repeated="7"/>
          </chart:series>
          <chart:series chart:style-name="ch10" chart:values-cell-range-address="Sheet1.I61:Sheet1.I67" chart:label-cell-address="Sheet1.I60:Sheet1.I60" chart:class="chart:bar">
            <chart:data-point chart:repeated="7"/>
          </chart:series>
          <chart:series chart:style-name="ch11" chart:values-cell-range-address="Sheet1.J61:Sheet1.J67" chart:label-cell-address="Sheet1.J60:Sheet1.J60" chart:class="chart:bar">
            <chart:data-point chart:repeated="7"/>
          </chart:series>
          <chart:series chart:style-name="ch12" chart:values-cell-range-address="Sheet1.K61:Sheet1.K67" chart:label-cell-address="Sheet1.K60:Sheet1.K60" chart:class="chart:bar">
            <chart:data-point chart:repeated="7"/>
          </chart:series>
          <chart:series chart:style-name="ch13" chart:values-cell-range-address="Sheet1.L61:Sheet1.L67" chart:label-cell-address="Sheet1.L60:Sheet1.L60" chart:class="chart:bar">
            <chart:data-point chart:repeated="7"/>
          </chart:series>
          <chart:series chart:style-name="ch14" chart:values-cell-range-address="Sheet1.M61:Sheet1.M67" chart:label-cell-address="Sheet1.M60:Sheet1.M60" chart:class="chart:bar">
            <chart:data-point chart:repeated="7"/>
          </chart:series>
          <chart:series chart:style-name="ch15" chart:values-cell-range-address="Sheet1.N61:Sheet1.N67" chart:label-cell-address="Sheet1.N60:Sheet1.N60" chart:class="chart:bar">
            <chart:data-point chart:repeated="7"/>
          </chart:series>
          <chart:series chart:style-name="ch16" chart:values-cell-range-address="Sheet1.O61:Sheet1.O67" chart:label-cell-address="Sheet1.O60:Sheet1.O60" chart:class="chart:bar">
            <chart:data-point chart:repeated="7"/>
          </chart:series>
          <chart:series chart:style-name="ch17" chart:values-cell-range-address="Sheet1.P61:Sheet1.P67" chart:label-cell-address="Sheet1.P60:Sheet1.P60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H60:Sheet1.H60</svg:desc>
                </draw:g>
              </table:table-cell>
              <table:table-cell office:value-type="string">
                <text:p>INTER</text:p>
                <draw:g>
                  <svg:desc>Sheet1.I60:Sheet1.I60</svg:desc>
                </draw:g>
              </table:table-cell>
              <table:table-cell office:value-type="string">
                <text:p>MIXED1</text:p>
                <draw:g>
                  <svg:desc>Sheet1.J60:Sheet1.J60</svg:desc>
                </draw:g>
              </table:table-cell>
              <table:table-cell office:value-type="string">
                <text:p>IO1</text:p>
                <draw:g>
                  <svg:desc>Sheet1.K60:Sheet1.K60</svg:desc>
                </draw:g>
              </table:table-cell>
              <table:table-cell office:value-type="string">
                <text:p>INTER2</text:p>
                <draw:g>
                  <svg:desc>Sheet1.L60:Sheet1.L60</svg:desc>
                </draw:g>
              </table:table-cell>
              <table:table-cell office:value-type="string">
                <text:p>INTER3</text:p>
                <draw:g>
                  <svg:desc>Sheet1.M60:Sheet1.M60</svg:desc>
                </draw:g>
              </table:table-cell>
              <table:table-cell office:value-type="string">
                <text:p>CPU2</text:p>
                <draw:g>
                  <svg:desc>Sheet1.N60:Sheet1.N60</svg:desc>
                </draw:g>
              </table:table-cell>
              <table:table-cell office:value-type="string">
                <text:p>CPU3</text:p>
                <draw:g>
                  <svg:desc>Sheet1.O60:Sheet1.O60</svg:desc>
                </draw:g>
              </table:table-cell>
              <table:table-cell office:value-type="string">
                <text:p>IO2</text:p>
                <draw:g>
                  <svg:desc>Sheet1.P60:Sheet1.P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G61:Sheet1.G67</svg:desc>
                </draw:g>
              </table:table-cell>
              <table:table-cell office:value-type="float" office:value="85">
                <text:p>85</text:p>
                <draw:g>
                  <svg:desc>Sheet1.H61:Sheet1.H67</svg:desc>
                </draw:g>
              </table:table-cell>
              <table:table-cell office:value-type="float" office:value="161">
                <text:p>161</text:p>
                <draw:g>
                  <svg:desc>Sheet1.I61:Sheet1.I67</svg:desc>
                </draw:g>
              </table:table-cell>
              <table:table-cell office:value-type="float" office:value="142">
                <text:p>142</text:p>
                <draw:g>
                  <svg:desc>Sheet1.J61:Sheet1.J67</svg:desc>
                </draw:g>
              </table:table-cell>
              <table:table-cell office:value-type="float" office:value="171">
                <text:p>171</text:p>
                <draw:g>
                  <svg:desc>Sheet1.K61:Sheet1.K67</svg:desc>
                </draw:g>
              </table:table-cell>
              <table:table-cell office:value-type="float" office:value="158">
                <text:p>158</text:p>
                <draw:g>
                  <svg:desc>Sheet1.L61:Sheet1.L67</svg:desc>
                </draw:g>
              </table:table-cell>
              <table:table-cell office:value-type="float" office:value="181">
                <text:p>181</text:p>
                <draw:g>
                  <svg:desc>Sheet1.M61:Sheet1.M67</svg:desc>
                </draw:g>
              </table:table-cell>
              <table:table-cell office:value-type="float" office:value="42">
                <text:p>42</text:p>
                <draw:g>
                  <svg:desc>Sheet1.N61:Sheet1.N67</svg:desc>
                </draw:g>
              </table:table-cell>
              <table:table-cell office:value-type="float" office:value="103">
                <text:p>103</text:p>
                <draw:g>
                  <svg:desc>Sheet1.O61:Sheet1.O67</svg:desc>
                </draw:g>
              </table:table-cell>
              <table:table-cell office:value-type="float" office:value="170">
                <text:p>170</text:p>
                <draw:g>
                  <svg:desc>Sheet1.P61:Sheet1.P67</svg:desc>
                </draw:g>
              </table:table-cell>
            </table:table-row>
            <table:table-row>
              <table:table-cell office:value-type="string">
                <text:p>Round Robin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168">
                <text:p>168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Priority(small)</text:p>
              </table:table-cell>
              <table:table-cell office:value-type="float" office:value="178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Priority(large)</text:p>
              </table:table-cell>
              <table:table-cell office:value-type="float" office:value="41">
                <text:p>41</text:p>
              </table:table-cell>
              <table:table-cell office:value-type="float" office:value="185">
                <text:p>185</text:p>
              </table:table-cell>
              <table:table-cell office:value-type="float" office:value="174">
                <text:p>174</text:p>
              </table:table-cell>
              <table:table-cell office:value-type="float" office:value="126">
                <text:p>126</text:p>
              </table:table-cell>
              <table:table-cell office:value-type="float" office:value="139">
                <text:p>139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ottery (test1)</text:p>
              </table:table-cell>
              <table:table-cell office:value-type="float" office:value="41">
                <text:p>41</text:p>
              </table:table-cell>
              <table:table-cell office:value-type="float" office:value="180">
                <text:p>180</text:p>
              </table:table-cell>
              <table:table-cell office:value-type="float" office:value="122">
                <text:p>122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81">
                <text:p>181</text:p>
              </table:table-cell>
              <table:table-cell office:value-type="float" office:value="95">
                <text:p>95</text:p>
              </table:table-cell>
              <table:table-cell office:value-type="float" office:value="51">
                <text:p>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Lottery (test2)</text:p>
              </table:table-cell>
              <table:table-cell office:value-type="float" office:value="45">
                <text:p>45</text:p>
              </table:table-cell>
              <table:table-cell office:value-type="float" office:value="185">
                <text:p>185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  <table:table-cell office:value-type="float" office:value="77">
                <text:p>77</text:p>
              </table:table-cell>
              <table:table-cell office:value-type="float" office:value="97">
                <text:p>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ottery (test3)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